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Text_20_body" style:list-style-name="L1">
      <style:paragraph-properties fo:margin-top="0in" fo:margin-bottom="0in"/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1:48:2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nipulating-two-arrays-at-the-same-time"/>Manipulating Two Arrays at the Same Time<text:bookmark-end text:name="manipulating-two-arrays-at-the-same-time"/></text:h>
      <text:p text:style-name="First_20_paragraph">This problem combines random number generation with arrays. The <text:span text:style-name="NormalTok">Random</text:span> class from the C# standard library can be used to generate random numbers in any given range. Here is an example of how to use it to generate 15 random numbers:</text:p>
      <text:p text:style-name="P1">Random myRandomObject = new Random(); <text:s text:c="4"/>//Instantiate a Random object</text:p>
      <text:p text:style-name="P2">int randNum, i = 0;</text:p>
      <text:p text:style-name="P3">while (i &lt; 15)</text:p>
      <text:p text:style-name="P4">{</text:p>
      <text:p text:style-name="P5"><text:s text:c="4"/>randNum = myRandomObject.Next(1, 11); //Generate a random number between 1 and 10</text:p>
      <text:p text:style-name="P6"><text:s text:c="4"/>Console.WriteLine(randNum); <text:s text:c="10"/>//Display the random number</text:p>
      <text:p text:style-name="P7"><text:s text:c="4"/>i++;</text:p>
      <text:p text:style-name="P8">}</text:p>
      <text:p text:style-name="First_20_paragraph">Using a Random object like this, write a program that</text:p>
      <text:list text:style-name="L1">
        <text:list-item>
          <text:p text:style-name="P9">declares two arrays of <text:span text:style-name="DataTypeTok">int</text:span> of size <text:span text:style-name="DecValTok">8</text:span>,</text:p>
        </text:list-item>
        <text:list-item>
          <text:p text:style-name="P9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9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9">displays the contents of the two arrays in a table, and, for each index, a letter indicating whether the first array “won” or “lost” a contest with the second array: “W” if the value in the first array is greater than the value in the second array, “T” if they are equal, and “L” if it is lesser.</text:p>
        </text:list-item>
      </text:list>
      <text:p text:style-name="First_20_paragraph">An example execution of this program would display:</text:p>
      <text:p text:style-name="P10">0 <text:s text:c="6"/>8 <text:s text:c="6"/>L</text:p>
      <text:p text:style-name="P11">5 <text:s text:c="6"/>3 <text:s text:c="6"/>W</text:p>
      <text:p text:style-name="P12">3 <text:s text:c="6"/>3 <text:s text:c="6"/>T</text:p>
      <text:p text:style-name="P13">1 <text:s text:c="6"/>2 <text:s text:c="6"/>L</text:p>
      <text:p text:style-name="P14">3 <text:s text:c="6"/>1 <text:s text:c="6"/>W</text:p>
      <text:p text:style-name="P15">9 <text:s text:c="6"/>0 <text:s text:c="6"/>W</text:p>
      <text:p text:style-name="P16">9 <text:s text:c="6"/>0 <text:s text:c="6"/>W</text:p>
      <text:p text:style-name="P17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a-guessing-game"/>A Guessing Game<text:bookmark-end text:name="a-guessing-game"/></text:h>
      <text:p text:style-name="First_20_paragraph">Write a program that</text:p>
      <text:list text:style-name="L2">
        <text:list-item>
          <text:p text:style-name="P18">Stores a random number in a variable.</text:p>
        </text:list-item>
        <text:list-item>
          <text:p text:style-name="P18">Asks the user to enter a numerical value, and stores the user’s answer in a variable.</text:p>
        </text:list-item>
        <text:list-item>
          <text:p text:style-name="P18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8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8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8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5:48:34Z</meta:creation-date>
    <dc:date>2021-06-22T05:48:34Z</dc:date>
    <meta:user-defined meta:name="date" meta:value-type="string">June  22, 2021 (01:48:2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